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22cm"/>
    </style:style>
    <style:style style:name="co3" style:family="table-column">
      <style:table-column-properties fo:break-before="auto" style:column-width="23.12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ce3" style:family="table-cell" style:parent-style-name="Default">
      <style:table-cell-properties fo:background-color="#eeeeee" fo:border="0.002cm solid #000000"/>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table-cell-properties fo:background-color="#eeeeee" style:text-align-source="fix" style:repeat-content="false" fo:border="0.002cm solid #000000"/>
      <style:paragraph-properties fo:text-align="center" fo:margin-left="0cm"/>
    </style:style>
    <style:style style:name="ce6" style:family="table-cell" style:parent-style-name="Default">
      <style:table-cell-properties fo:background-color="#cfe7f5" fo:border="0.002cm solid #000000"/>
    </style:style>
    <style:style style:name="ce7" style:family="table-cell" style:parent-style-name="Default">
      <style:table-cell-properties fo:background-color="#eeeeee"/>
    </style:style>
  </office:automatic-styles>
  <office:body>
    <office:spreadsheet>
      <table:table table:name="Sheet1" table:style-name="ta1" table:print="false">
        <table:table-column table:style-name="co2" table:default-cell-style-name="ce2"/>
        <table:table-column table:style-name="co1" table:default-cell-style-name="ce4"/>
        <table:table-column table:style-name="co3" table:default-cell-style-name="ce2"/>
        <table:table-column table:style-name="co1" table:number-columns-repeated="1021" table:default-cell-style-name="Default"/>
        <table:table-row table:style-name="ro1">
          <table:table-cell table:style-name="ce1" office:value-type="string">
            <text:p>Item</text:p>
          </table:table-cell>
          <table:table-cell table:style-name="ce1" office:value-type="string">
            <text:p>Cost</text:p>
          </table:table-cell>
          <table:table-cell table:style-name="ce6" office:value-type="string">
            <text:p>Description</text:p>
          </table:table-cell>
          <table:table-cell table:number-columns-repeated="1021"/>
        </table:table-row>
        <table:table-row table:style-name="ro1">
          <table:table-cell office:value-type="string">
            <text:p>Dragonbite bitter </text:p>
          </table:table-cell>
          <table:table-cell office:value-type="string">
            <text:p>15 gp</text:p>
          </table:table-cell>
          <table:table-cell office:value-type="string">
            <text:p>The recipe for this exceptional dark beer is centuries old, and only the Dragonbite Brewery has been able to reproduce it. The Fortitude save to resist intoxication is DC 12.</text:p>
          </table:table-cell>
          <table:table-cell table:number-columns-repeated="1021"/>
        </table:table-row>
        <table:table-row table:style-name="ro1">
          <table:table-cell table:style-name="ce3" office:value-type="string">
            <text:p>Dwarfhead stout </text:p>
          </table:table-cell>
          <table:table-cell table:style-name="ce5" office:value-type="string">
            <text:p>30 gp</text:p>
          </table:table-cell>
          <table:table-cell table:style-name="ce3" office:value-type="string">
            <text:p>Found almost exclusively in dwarven communities, this powerful brew is a “dayto-day” beer favored by warriors. (Fortitude save DC 13.)</text:p>
          </table:table-cell>
          <table:table-cell table:style-name="ce7" table:number-columns-repeated="1021"/>
        </table:table-row>
        <table:table-row table:style-name="ro1">
          <table:table-cell office:value-type="string">
            <text:p>Mead, elven </text:p>
          </table:table-cell>
          <table:table-cell office:value-type="string">
            <text:p>60 gp</text:p>
          </table:table-cell>
          <table:table-cell office:value-type="string">
            <text:p>Although not normally famed for brewing, elves find exotic honey in their forest homes to create this delightful mead. Even dwarves find its taste appealing—though they are loath to admit it. (Fortitude save DC 12.)</text:p>
          </table:table-cell>
          <table:table-cell table:number-columns-repeated="1021"/>
        </table:table-row>
        <table:table-row table:style-name="ro1">
          <table:table-cell table:style-name="ce3" office:value-type="string">
            <text:p>Golden light, gnome </text:p>
          </table:table-cell>
          <table:table-cell table:style-name="ce5" office:value-type="string">
            <text:p>10 gp</text:p>
          </table:table-cell>
          <table:table-cell table:style-name="ce3" office:value-type="string">
            <text:p>A fine, lightweight beer with flowery accents, this is a favorite trade item with humans and halflings. (Fortitude save DC 11.)</text:p>
          </table:table-cell>
          <table:table-cell table:style-name="ce7" table:number-columns-repeated="1021"/>
        </table:table-row>
        <table:table-row table:style-name="ro1">
          <table:table-cell office:value-type="string">
            <text:p>Thudrud, goblin </text:p>
          </table:table-cell>
          <table:table-cell office:value-type="string">
            <text:p>2 gp</text:p>
          </table:table-cell>
          <table:table-cell office:value-type="string">
            <text:p>Almost universally avoided by nongoblinoid races, thudrud has been described as having the taste and smell of “a rotting cow that caught fire.” It is favored by some barbarians as the drink of choice. (Fortitude save DC 12.)</text:p>
          </table:table-cell>
          <table:table-cell table:number-columns-repeated="1021"/>
        </table:table-row>
        <table:table-row table:style-name="ro1">
          <table:table-cell table:style-name="ce3" office:value-type="string">
            <text:p>Pulsch brown ale </text:p>
          </table:table-cell>
          <table:table-cell table:style-name="ce5" office:value-type="string">
            <text:p>8 gp</text:p>
          </table:table-cell>
          <table:table-cell table:style-name="ce3" office:value-type="string">
            <text:p>A halfling creation, found among the few permanent halfling settlements that have acquired the taste of ale. It has a pleasant, nutty flavor. (Fortitude save DC 11.)</text:p>
          </table:table-cell>
          <table:table-cell table:style-name="ce7" table:number-columns-repeated="1021"/>
        </table:table-row>
        <table:table-row table:style-name="ro1">
          <table:table-cell office:value-type="string">
            <text:p>Frostwine </text:p>
          </table:table-cell>
          <table:table-cell office:value-type="string">
            <text:p>40 gp</text:p>
          </table:table-cell>
          <table:table-cell office:value-type="string">
            <text:p>This delicate white wine is created from an exotic blend of grapes that grow only in extreme northerly climes. Frost worms in particular are drawn to the scent of frostwine grapes in bloom, making it dangerous to harvest. (Fortitude save DC 13.)</text:p>
          </table:table-cell>
          <table:table-cell table:number-columns-repeated="1021"/>
        </table:table-row>
        <table:table-row table:style-name="ro1">
          <table:table-cell table:style-name="ce3" office:value-type="string">
            <text:p>Aleeian wine, elven</text:p>
          </table:table-cell>
          <table:table-cell table:style-name="ce5" office:value-type="string">
            <text:p>100 gp</text:p>
          </table:table-cell>
          <table:table-cell table:style-name="ce3" office:value-type="string">
            <text:p>The grapes for this astounding wine are picked from wild vines located deep in the forest. It takes several months to find enough grapes to create even one batch. (Fortitude save DC 11.)</text:p>
          </table:table-cell>
          <table:table-cell table:style-name="ce7" table:number-columns-repeated="1021"/>
        </table:table-row>
        <table:table-row table:style-name="ro1">
          <table:table-cell office:value-type="string">
            <text:p>Garnet wine, dwarven</text:p>
          </table:table-cell>
          <table:table-cell office:value-type="string">
            <text:p>90 gp</text:p>
          </table:table-cell>
          <table:table-cell office:value-type="string">
            <text:p>Made from grapes found high in the mountains, this fine, if bold, wine includes at least 10 gp worth of ground of garnet “for flavor.” (Fortitude save DC 13.)</text:p>
          </table:table-cell>
          <table:table-cell table:number-columns-repeated="1021"/>
        </table:table-row>
        <table:table-row table:style-name="ro1">
          <table:table-cell table:style-name="ce3" office:value-type="string">
            <text:p>Mushroom wine </text:p>
          </table:table-cell>
          <table:table-cell table:style-name="ce5" office:value-type="string">
            <text:p>20–135 gp</text:p>
          </table:table-cell>
          <table:table-cell table:style-name="ce3" office:value-type="string">
            <text:p>Created by several different species that live below ground, there are many types of this wine. Prices range widely. (Fortitude save DC 11–12.)</text:p>
          </table:table-cell>
          <table:table-cell table:style-name="ce7" table:number-columns-repeated="1021"/>
        </table:table-row>
        <table:table-row table:style-name="ro1">
          <table:table-cell office:value-type="string">
            <text:p>Spiderblood, drow </text:p>
          </table:table-cell>
          <table:table-cell office:value-type="string">
            <text:p>150 gp</text:p>
          </table:table-cell>
          <table:table-cell office:value-type="string">
            <text:p>A slight misnomer, this mushroom wine crafted by the drow includes a substantial dose of venom from poisonous spiders. Its taste is remarkable and unlike anything encountered on the surface world. Anyone not used to drinking this wine (usually a nondrow), must make a successful Fortitude save (DC 11) or be poisoned (primary and secondary damage 1d2 Con), in addition to making the Fortitude save against intoxication (DC 11). Those wishing to overcome this poisonous effect must drink one glass over several hours, every day for three months</text:p>
          </table:table-cell>
          <table:table-cell table:number-columns-repeated="1021"/>
        </table:table-row>
        <table:table-row table:style-name="ro1">
          <table:table-cell table:style-name="ce3" office:value-type="string">
            <text:p>Frenzywater </text:p>
          </table:table-cell>
          <table:table-cell table:style-name="ce5" office:value-type="string">
            <text:p>15 gp</text:p>
          </table:table-cell>
          <table:table-cell table:style-name="ce3" office:value-type="string">
            <text:p>An extremely potent clear alcohol. Rumors of bottles spontaneously catching fire when exposed to sunlight have never been proven. Anyone with the rage class ability must make a Will save (DC 15) to resist flying into a rage after drinking a tankard of this liquor. If you have already expended all your rages for the day, then frenzywater has no additional effect other than making you irritable and surly. (Fortitude save DC 15.)</text:p>
          </table:table-cell>
          <table:table-cell table:style-name="ce7" table:number-columns-repeated="1021"/>
        </table:table-row>
        <table:table-row table:style-name="ro1">
          <table:table-cell office:value-type="string">
            <text:p>Moondrop, elven</text:p>
          </table:table-cell>
          <table:table-cell office:value-type="string">
            <text:p>220 gp</text:p>
          </table:table-cell>
          <table:table-cell office:value-type="string">
            <text:p>Exquisite beyond compare, this beverage can be produced only by someone with the Alchemy skill (DC 30). It is made through a bizarre process involving fresh dew and moonlight. (Fortitude save DC 13.)</text:p>
          </table:table-cell>
          <table:table-cell table:number-columns-repeated="1021"/>
        </table:table-row>
        <table:table-row table:style-name="ro1">
          <table:table-cell table:style-name="ce3" office:value-type="string">
            <text:p>Kragg, orc </text:p>
          </table:table-cell>
          <table:table-cell table:style-name="ce5" office:value-type="string">
            <text:p>30 gp</text:p>
          </table:table-cell>
          <table:table-cell table:style-name="ce3" office:value-type="string">
            <text:p>This spirit is popular among orcs and goblins. It is extremely powerful and tastes dreadful to the nongoblinoid palate. Drinking a tankard of this foul brew nauseates anyone who is not an orc, halforc, goblin, or hobgoblin. (Fortitude save DC 14.)</text:p>
          </table:table-cell>
          <table:table-cell table:style-name="ce7" table:number-columns-repeated="1021"/>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05">2022-06-05</text:date>, <text:time>12:44: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3M2S</meta:editing-duration>
    <meta:editing-cycles>3</meta:editing-cycles>
    <meta:generator>OpenOffice/4.1.11$Win32 OpenOffice.org_project/4111m1$Build-9808</meta:generator>
    <dc:date>2022-06-05T12:44:47.58</dc:date>
    <meta:document-statistic meta:table-count="3" meta:cell-count="45" meta:object-count="0"/>
    <meta:user-defined meta:name="Info 1"/>
    <meta:user-defined meta:name="Info 2"/>
    <meta:user-defined meta:name="Info 3"/>
    <meta:user-defined meta:name="Info 4"/>
  </office:meta>
</office:document-meta>
</file>